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f365" officeooo:paragraph-rsid="0008f365"/>
    </style:style>
    <style:style style:name="P2" style:family="paragraph" style:parent-style-name="Standard" style:list-style-name="L4">
      <style:text-properties officeooo:rsid="0008f365" officeooo:paragraph-rsid="0008f365"/>
    </style:style>
    <style:style style:name="P3" style:family="paragraph" style:parent-style-name="Standard" style:list-style-name="L5">
      <style:text-properties officeooo:rsid="0008f365" officeooo:paragraph-rsid="0008f365"/>
    </style:style>
    <style:style style:name="P4" style:family="paragraph" style:parent-style-name="Standard" style:list-style-name="L6">
      <style:text-properties officeooo:rsid="0008f365" officeooo:paragraph-rsid="0008f365"/>
    </style:style>
    <style:style style:name="P5" style:family="paragraph" style:parent-style-name="Standard" style:list-style-name="L7">
      <style:text-properties officeooo:rsid="0008f365" officeooo:paragraph-rsid="0008f365"/>
    </style:style>
    <style:style style:name="P6" style:family="paragraph" style:parent-style-name="Standard" style:list-style-name="L8">
      <style:text-properties officeooo:rsid="0008f365" officeooo:paragraph-rsid="0008f365"/>
    </style:style>
    <style:style style:name="P7" style:family="paragraph" style:parent-style-name="Standard">
      <style:text-properties officeooo:paragraph-rsid="0008f365"/>
    </style:style>
    <style:style style:name="P8" style:family="paragraph" style:parent-style-name="Standard" style:list-style-name="L2">
      <style:text-properties officeooo:paragraph-rsid="0008f365"/>
    </style:style>
    <style:style style:name="P9" style:family="paragraph" style:parent-style-name="Standard">
      <style:text-properties fo:font-weight="bold" officeooo:rsid="0008f365" officeooo:paragraph-rsid="0008f365" style:font-weight-asian="bold" style:font-weight-complex="bold"/>
    </style:style>
    <style:style style:name="T1" style:family="text">
      <style:text-properties officeooo:rsid="0008f365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20</text:span>.02.2019</text:p>
      <text:p text:style-name="P1">Daily Scrum metting</text:p>
      <text:p text:style-name="P1"/>
      <text:p text:style-name="P1"/>
      <text:p text:style-name="P1"><text:span text:style-name="T2">Allgemein</text:span></text:p>
      <text:p text:style-name="P1"/>
      <text:p text:style-name="P1">Getan:</text:p>
      <text:list xml:id="list2854279916" text:style-name="L6">
        <text:list-item>
          <text:p text:style-name="P4">Git Struktur eingerichtet</text:p>
        </text:list-item>
        <text:list-item>
          <text:p text:style-name="P4">Ideen Sammlung</text:p>
        </text:list-item>
        <text:list-item>
          <text:p text:style-name="P4">Teambuilding</text:p>
        </text:list-item>
      </text:list>
      <text:p text:style-name="P1"/>
      <text:p text:style-name="P1">Ziele:</text:p>
      <text:list xml:id="list330440657" text:style-name="L8">
        <text:list-item>
          <text:p text:style-name="P6">Dokumentationstool finden</text:p>
        </text:list-item>
      </text:list>
      <text:list xml:id="list83434271297924" text:continue-list="list2854279916" text:style-name="L6">
        <text:list-header>
          <text:p text:style-name="P4"/>
        </text:list-header>
      </text:list>
      <text:p text:style-name="P1"><text:span text:style-name="T2">Frontend</text:span></text:p>
      <text:p text:style-name="P1"/>
      <text:p text:style-name="P1">Getan:</text:p>
      <text:list xml:id="list1195489356" text:style-name="L2">
        <text:list-item>
          <text:p text:style-name="P8"><text:span text:style-name="T1">Einarbeitung in HTTP Requests <text:s/>(REST) mithilfe von C++ &amp; QT</text:span></text:p>
        </text:list-item>
      </text:list>
      <text:p text:style-name="P7"/>
      <text:p text:style-name="P1">Ziele:</text:p>
      <text:list xml:id="list3596514099" text:style-name="L4">
        <text:list-item>
          <text:p text:style-name="P2">Planung der GUI auf Papier + erstere Prototyp </text:p>
        </text:list-item>
      </text:list>
      <text:p text:style-name="P1"/>
      <text:p text:style-name="P1"/>
      <text:p text:style-name="P9">Backend</text:p>
      <text:p text:style-name="P1"/>
      <text:p text:style-name="P1">Getan:</text:p>
      <text:list xml:id="list150398616" text:style-name="L5">
        <text:list-item>
          <text:p text:style-name="P3">erste DB Prototyp aufgesetzt </text:p>
        </text:list-item>
        <text:list-item>
          <text:p text:style-name="P3">Sprint Boot Projekt erstellt </text:p>
        </text:list-item>
        <text:list-item>
          <text:p text:style-name="P3">ersten Lauffähigen REST Controller programmiert</text:p>
        </text:list-item>
      </text:list>
      <text:p text:style-name="P1"/>
      <text:p text:style-name="P1">Ziel:</text:p>
      <text:list xml:id="list1831907945" text:style-name="L7">
        <text:list-item>
          <text:p text:style-name="P5">Swagger UI einbinden</text:p>
        </text:list-item>
        <text:list-item>
          <text:p text:style-name="P5">weitere REST Controller programmiere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26:24.576238683</meta:creation-date>
    <dc:date>2019-02-20T08:34:16.733788868</dc:date>
    <meta:editing-duration>PT7M52S</meta:editing-duration>
    <meta:editing-cycles>1</meta:editing-cycles>
    <meta:generator>LibreOffice/5.4.5.1$Linux_X86_64 LibreOffice_project/79c9829dd5d8054ec39a82dc51cd9eff340dbee8</meta:generator>
    <meta:document-statistic meta:table-count="0" meta:image-count="0" meta:object-count="0" meta:page-count="1" meta:paragraph-count="23" meta:word-count="71" meta:character-count="444" meta:non-whitespace-character-count="402"/>
  </office:meta>
</office:document-meta>
</file>